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4000001772A9476F7C22DA81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1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1cm" fo:min-width="0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882cm" fo:min-width="2.858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 style:list-style-name="L1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557cm" fo:min-width="2.703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932cm" fo:min-width="4.137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932cm" fo:min-width="4.582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633cm" fo:min-width="3.656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fo:min-height="0.475cm"/>
      <style:paragraph-properties style:writing-mode="lr-tb"/>
    </style:style>
    <style:style style:name="gr10" style:family="graphic" style:parent-style-name="standard">
      <style:graphic-properties svg:stroke-color="#333333" draw:fill="solid" draw:fill-color="#cccccc" draw:textarea-horizontal-align="justify" draw:textarea-vertical-align="middle" draw:auto-grow-height="false" fo:min-height="0.099cm" fo:min-width="1.196cm"/>
    </style:style>
    <style:style style:name="gr11" style:family="graphic" style:parent-style-name="standard">
      <style:graphic-properties svg:stroke-color="#333333" draw:fill="solid" draw:fill-color="#cccccc" draw:textarea-horizontal-align="justify" draw:textarea-vertical-align="middle" draw:auto-grow-height="false" fo:min-height="0.099cm" fo:min-width="3.523cm"/>
    </style:style>
    <style:style style:name="gr12" style:family="graphic" style:parent-style-name="standard">
      <style:graphic-properties svg:stroke-color="#333333" draw:fill="solid" draw:fill-color="#cccccc" draw:textarea-horizontal-align="justify" draw:textarea-vertical-align="middle" draw:auto-grow-height="false" fo:min-height="0.099cm" fo:min-width="1.627cm"/>
    </style:style>
    <style:style style:name="gr13" style:family="graphic" style:parent-style-name="standard">
      <style:graphic-properties svg:stroke-color="#333333" draw:fill="solid" draw:fill-color="#cccccc" draw:textarea-horizontal-align="justify" draw:textarea-vertical-align="middle" draw:auto-grow-height="false" fo:min-height="0.217cm" fo:min-width="0.245cm"/>
    </style:style>
    <style:style style:name="gr14" style:family="graphic" style:parent-style-name="standard">
      <style:graphic-properties svg:stroke-color="#333333" draw:fill="solid" draw:fill-color="#cccccc" draw:textarea-horizontal-align="justify" draw:textarea-vertical-align="middle" draw:auto-grow-height="false" fo:min-height="0.217cm" fo:min-width="0.55cm"/>
    </style:style>
    <style:style style:name="P1" style:family="paragraph">
      <style:paragraph-properties fo:text-align="center"/>
    </style:style>
    <style:style style:name="P2" style:family="paragraph">
      <style:text-properties style:text-outline="true" fo:font-size="16pt"/>
    </style:style>
    <style:style style:name="P3" style:family="paragraph">
      <loext:graphic-properties draw:fill="none" draw:fill-color="#ffffff"/>
      <style:text-properties style:text-outline="true" fo:font-size="16pt"/>
    </style:style>
    <style:style style:name="P4" style:family="paragraph">
      <style:text-properties style:text-outline="true" fo:font-size="14pt"/>
    </style:style>
    <style:style style:name="P5" style:family="paragraph">
      <loext:graphic-properties draw:fill="none" draw:fill-color="#ffffff"/>
      <style:text-properties style:text-outline="true" fo:font-size="14pt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="solid" draw:fill-color="#ffffff"/>
      <style:paragraph-properties fo:text-align="center"/>
      <style:text-properties fo:font-style="italic" style:font-style-asian="italic" style:font-style-complex="italic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tyle="italic" style:font-style-asian="italic" style:font-style-complex="italic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tyle="italic" style:font-style-asian="italic" style:font-style-complex="italic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>
      <loext:graphic-properties draw:fill="solid" draw:fill-color="#ffffff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15" style:family="paragraph">
      <style:text-properties fo:font-size="12pt" fo:font-style="italic" fo:font-weight="bold"/>
    </style:style>
    <style:style style:name="P16" style:family="paragraph">
      <loext:graphic-properties draw:fill="solid" draw:fill-color="#ffffff"/>
      <style:text-properties fo:font-size="12pt" fo:font-style="italic" fo:font-weight="bold"/>
    </style:style>
    <style:style style:name="P17" style:family="paragraph">
      <loext:graphic-properties draw:fill="solid" draw:fill-color="#cccccc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4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5pt" fo:font-style="italic" style:font-size-asian="15pt" style:font-style-asian="italic" style:font-size-complex="15pt" style:font-style-complex="italic"/>
    </style:style>
    <style:style style:name="T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2pt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471cm" svg:height="7.104cm" svg:x="19.51cm" svg:y="1.057cm">
          <draw:image xlink:href="Pictures/10000000000001F4000001772A9476F7C22DA810.png" xlink:type="simple" xlink:show="embed" xlink:actuate="onLoad" draw:mime-type="image/png">
            <text:p/>
          </draw:image>
        </draw:frame>
        <draw:frame draw:style-name="gr2" draw:text-style-name="P3" draw:layer="layout" svg:width="4.727cm" svg:height="0.891cm" svg:x="23.061cm" svg:y="3.148cm">
          <draw:text-box>
            <text:p text:style-name="P2"><text:span text:style-name="T1">World Wide Web</text:span></text:p>
          </draw:text-box>
        </draw:frame>
        <draw:frame draw:style-name="gr3" draw:text-style-name="P5" draw:layer="layout" svg:width="2.254cm" svg:height="1.501cm" svg:x="20.973cm" svg:y="5.826cm">
          <draw:text-box>
            <text:p text:style-name="P4"><text:span text:style-name="T2">Linked </text:span></text:p>
            <text:p text:style-name="P4"><text:span text:style-name="T2">Data</text:span></text:p>
          </draw:text-box>
        </draw:frame>
        <draw:custom-shape draw:style-name="gr4" draw:text-style-name="P7" draw:layer="layout" svg:width="4.818cm" svg:height="1.67cm" svg:x="1.448cm" svg:y="6.378cm">
          <text:p text:style-name="P6"><text:span text:style-name="T3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3.203cm" svg:height="0.807cm" svg:x="13.175cm" svg:y="3.147cm">
          <text:p text:style-name="P8"><text:span text:style-name="T4">Preproc</text:span><text:span text:style-name="T4">ess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819cm" svg:height="1.364cm" svg:x="1.475cm" svg:y="3.621cm">
          <text:p text:style-name="P1"><text:span text:style-name="T5">RAG, LLMs 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5.264cm" svg:height="1.364cm" svg:x="1.309cm" svg:y="1.284cm">
          <text:p text:style-name="P11"><text:span text:style-name="T6">Llama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4.205cm" svg:height="3.092cm" svg:x="8.969cm" svg:y="2.756cm">
          <text:p text:style-name="P13"><text:span text:style-name="T7">SPARQL</text:span></text:p>
          <text:p text:style-name="P13"><text:span text:style-name="T7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6" draw:layer="layout" svg:width="1.838cm" svg:height="0.725cm" svg:x="12.785cm" svg:y="5.041cm">
          <draw:text-box>
            <text:p text:style-name="P15"><text:span text:style-name="T8">Clien</text:span><text:span text:style-name="T8">t</text:span></text:p>
          </draw:text-box>
        </draw:frame>
        <draw:frame draw:style-name="gr9" draw:text-style-name="P16" draw:layer="layout" svg:width="1.838cm" svg:height="0.725cm" svg:x="16.292cm" svg:y="2.898cm">
          <draw:text-box>
            <text:p text:style-name="P15"><text:span text:style-name="T8">Client</text:span></text:p>
          </draw:text-box>
        </draw:frame>
        <draw:custom-shape draw:style-name="gr10" draw:text-style-name="P17" draw:layer="layout" svg:width="2.116cm" svg:height="0.697cm" svg:x="18.158cm" svg:y="2.8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7" draw:layer="layout" svg:width="5.021cm" svg:height="0.697cm" draw:transform="rotate (-0.156381500978692) translate (14.71cm 5.32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7" draw:layer="layout" svg:width="2.655cm" svg:height="0.697cm" draw:transform="rotate (-0.594808209079669) translate (6.871cm 1.63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7" draw:layer="layout" svg:width="0.929cm" svg:height="0.933cm" draw:transform="rotate (-1.56241874638532) translate (4.349cm 2.66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7" draw:layer="layout" svg:width="1.31cm" svg:height="0.933cm" draw:transform="rotate (-1.56241874638532) translate (4.321cm 5.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79cm" fo:margin-bottom="1.309cm" fo:margin-left="0.279cm" fo:margin-right="0.31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0:42:50.955781549</meta:creation-date>
    <dc:date>2023-09-02T12:30:06.128655641</dc:date>
    <meta:editing-duration>PT1H47M15S</meta:editing-duration>
    <meta:editing-cycles>2</meta:editing-cycles>
    <meta:generator>LibreOffice/7.5.5.2$Linux_X86_64 LibreOffice_project/50$Build-2</meta:generator>
    <meta:document-statistic meta:object-count="15"/>
  </office:meta>
</office:document-meta>
</file>